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ArrowIcon.getIcon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ArrowIcon.paintIcon( Component c , Graphics g , int x , int 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rtArrowIcon.SortArrowIcon( int 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ArrowIcon.getIco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